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wmf;windows_formatname=&quot;Image WMF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wmf;windows_formatname=&quot;Image WMF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application/vnd.sun.star.oleobject" manifest:full-path="Object 1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application/vnd.sun.star.oleobject" manifest:full-path="Object 4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application/vnd.sun.star.oleobject" manifest:full-path="Object 6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Special G2" svg:font-family="'Times New Roman Special G2', 'Wingdings 2'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51cm" fo:margin-top="0.101cm" fo:margin-bottom="0.101cm" table:align="margins" style:shadow="#808080 0.049cm 0.049cm" style:writing-mode="lr-tb"/>
    </style:style>
    <style:style style:name="Table1.A" style:family="table-column">
      <style:table-column-properties style:column-width="7.71cm" style:rel-column-width="4290*"/>
    </style:style>
    <style:style style:name="Table1.B" style:family="table-column">
      <style:table-column-properties style:column-width="11.141cm" style:rel-column-width="6199*"/>
    </style:style>
    <style:style style:name="Table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.B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le2" style:family="table">
      <style:table-properties style:width="18.851cm" fo:margin-top="0.101cm" fo:margin-bottom="0.101cm" table:align="margins" style:shadow="#808080 0.049cm 0.049cm" style:writing-mode="lr-tb"/>
    </style:style>
    <style:style style:name="Table2.A" style:family="table-column">
      <style:table-column-properties style:column-width="7.71cm" style:rel-column-width="4290*"/>
    </style:style>
    <style:style style:name="Table2.B" style:family="table-column">
      <style:table-column-properties style:column-width="11.141cm" style:rel-column-width="6199*"/>
    </style:style>
    <style:style style:name="Table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.B1" style:family="table-cell">
      <style:table-cell-properties fo:padding="0.097cm" fo:border-left="none" fo:border-right="0.018cm solid #000000" fo:border-top="0.018cm solid #000000" fo:border-bottom="0.018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2">
      <style:text-properties style:font-name="Arial" fo:font-size="10pt" style:font-size-asian="10pt" style:font-size-complex="10pt"/>
    </style:style>
    <style:style style:name="P3" style:family="paragraph" style:parent-style-name="Standard" style:list-style-name="L2">
      <style:text-properties style:font-name="Arial" fo:font-size="10pt" style:font-size-asian="10pt" style:font-size-complex="10pt"/>
    </style:style>
    <style:style style:name="P4" style:family="paragraph" style:parent-style-name="Standard" style:list-style-name="L2">
      <style:text-properties style:font-name="Arial" fo:font-size="10pt" style:font-size-asian="10pt" style:font-size-complex="10pt"/>
    </style:style>
    <style:style style:name="P5" style:family="paragraph" style:parent-style-name="Standard" style:list-style-name="L2">
      <style:text-properties style:font-name="Arial" fo:font-size="10pt" style:font-size-asian="10pt" style:font-size-complex="10pt"/>
    </style:style>
    <style:style style:name="P6" style:family="paragraph" style:parent-style-name="Standard" style:list-style-name="L2">
      <style:text-properties style:font-name="Arial" fo:font-size="10pt" style:font-size-asian="10pt" style:font-size-complex="10pt"/>
    </style:style>
    <style:style style:name="P7" style:family="paragraph" style:parent-style-name="Standard" style:list-style-name="L2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.771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list-style-name="L5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 style:list-style-name="L6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 style:list-style-name="L7">
      <style:paragraph-properties fo:margin-left="0cm" fo:margin-right="0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text-position="sub 58%" style:font-name="Arial" fo:font-size="10pt" style:font-size-asian="10pt" style:font-size-complex="10pt"/>
    </style:style>
    <style:style style:name="T7" style:family="text">
      <style:text-properties style:text-position="sub 58%"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text-position="sub 58%"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text-underline-style="solid" style:text-underline-width="auto" style:text-underline-color="font-color"/>
    </style:style>
    <style:style style:name="T12" style:family="text">
      <style:text-properties style:text-position="super 58%" style:text-underline-style="none"/>
    </style:style>
    <style:style style:name="T13" style:family="text">
      <style:text-properties style:text-position="super 58%" fo:font-weight="bold" style:font-weight-asian="bold" style:font-weight-complex="bold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0" style:family="text">
      <style:text-properties style:font-name="Arial"/>
    </style:style>
    <style:style style:name="T21" style:family="text">
      <style:text-properties style:font-name="Arial" fo:font-size="10pt" style:font-size-asian="10pt" style:font-size-complex="10pt"/>
    </style:style>
    <style:style style:name="T2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style:text-underline-style="none"/>
    </style:style>
    <style:style style:name="fr1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draw:ole-draw-aspect="1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7.435cm" draw:visible-area-height="4.26cm"/>
    </style:style>
    <style:style style:name="fr3" style:family="graphic" style:parent-style-name="OLE">
      <style:graphic-properties fo:margin-left="0cm" fo:margin-right="0cm" style:vertical-pos="top" style:vertical-rel="baseline" fo:padding="0cm" fo:border="none" style:shadow="none" draw:ole-draw-aspect="1" draw:visible-area-top="0cm" draw:visible-area-width="10.98cm" draw:visible-area-height="4.71cm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Strong_20_Emphasis" style:num-suffix="." style:num-format="1">
        <style:list-level-properties text:space-before="0.14cm" text:min-label-width="0.439cm"/>
      </text:list-level-style-number>
      <text:list-level-style-number text:level="2" text:style-name="Strong_20_Emphasis" style:num-suffix="." style:num-format="a">
        <style:list-level-properties text:space-before="0.67cm" text:min-label-width="0.439cm"/>
      </text:list-level-style-number>
      <text:list-level-style-number text:level="3" text:style-name="Strong_20_Emphasis" style:num-suffix="." style:num-format="a">
        <style:list-level-properties text:space-before="1.26cm" text:min-label-width="0.439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87cm" text:min-label-width="0.439cm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1.66cm" text:min-label-width="0.439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1.66cm" text:min-label-width="0.439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87cm" text:min-label-width="0.439cm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1.66cm" text:min-label-width="0.439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87cm" text:min-label-width="0.439cm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1.66cm" text:min-label-width="0.439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87cm" text:min-label-width="0.439cm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1.66cm" text:min-label-width="0.439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’enregistrement ci-dessous présente la trajectoire du centre d’inertie G d’un système sous forme de points régulièrement espacés dans le temps. La durée entre 2 points consécutifs est notée <text:span text:style-name="T19">τ</text:span> et est consta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bject1" text:anchor-type="as-char" svg:width="7.435cm" svg:height="4.26cm" draw:z-index="2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3" draw:name="Object9" text:anchor-type="as-char" svg:width="10.98cm" svg:height="4.71cm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0">Numérotons <text:span text:style-name="T24">les points dans le sens du mouvement et construisons par exemple le vecteur vitesse instantanée</text:span><text:span text:style-name="T24"><draw:frame draw:style-name="fr1" draw:name="Object2" text:anchor-type="as-char" svg:width="0.524cm" svg:height="0.46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4">sur le point M</text:span><text:span text:style-name="T4">3</text:span></text:p>
      <text:p text:style-name="P10"><text:span text:style-name="T4"/></text:p>
      <text:list text:style-name="L2">
        <text:list-item>
          <text:p text:style-name="P11"><text:span text:style-name="T24">Mesurer les distances d(M</text:span><text:span text:style-name="T4">2</text:span><text:span text:style-name="T24">M</text:span><text:span text:style-name="T4">3</text:span><text:span text:style-name="T24">) et d(M</text:span><text:span text:style-name="T4">3</text:span><text:span text:style-name="T24">M</text:span><text:span text:style-name="T4">4</text:span><text:span text:style-name="T24">) (à la règle) puis les convertir en mètre en respectant l’éche</text:span>lle des distances:</text:p>
        </text:list-item>
      </text:list>
      <text:list text:style-name="L3">
        <text:list-item>
          <text:list>
            <text:list-item>
              <text:p text:style-name="P16">d(M<text:span text:style-name="T2">2</text:span>M<text:span text:style-name="T2">3</text:span>) = 0,95 cm avec l’échelle ¼ : d(M<text:span text:style-name="T2">2</text:span>M<text:span text:style-name="T2">3</text:span>) = 0,95.10<text:span text:style-name="T10">-2</text:span> x 4 = 3,8.10<text:span text:style-name="T10">-2</text:span> m</text:p>
            </text:list-item>
            <text:list-item>
              <text:p text:style-name="P16">d(M<text:span text:style-name="T2">3</text:span>M<text:span text:style-name="T2">4</text:span>) = 0,95 cm avec l’échelle ¼ : d(M<text:span text:style-name="T2">3</text:span>M<text:span text:style-name="T2">4</text:span>) = 3,8.10<text:span text:style-name="T10">-2</text:span> m</text:p>
            </text:list-item>
          </text:list>
        </text:list-item>
      </text:list>
      <text:list text:style-name="L2" text:continue-numbering="true">
        <text:list-item>
          <text:p text:style-name="P11">Calculer la <text:span text:style-name="T24">valeur de la vitesse: v</text:span><text:span text:style-name="T4">3</text:span><text:span text:style-name="T24"> =</text:span><text:span text:style-name="T1"><draw:frame draw:style-name="fr1" draw:name="Object8" text:anchor-type="as-char" svg:width="3.558cm" svg:height="0.935cm" draw:z-index="0"><draw:object xlink:href="./Object 8" xlink:type="simple" xlink:show="embed" xlink:actuate="onLoad"/><draw:image xlink:href="./ObjectReplacements/Object 8" xlink:type="simple" xlink:show="embed" xlink:actuate="onLoad"/></draw:frame></text:span>=<draw:frame draw:style-name="fr1" draw:name="Object3" text:anchor-type="as-char" svg:width="3.302cm" svg:height="0.935cm" draw:z-index="1"><draw:object xlink:href="./Object 3" xlink:type="simple" xlink:show="embed" xlink:actuate="onLoad"/><draw:image xlink:href="./ObjectReplacements/Object 3" xlink:type="simple" xlink:show="embed" xlink:actuate="onLoad"/></draw:frame>= <text:s/><text:span text:style-name="T27">0,633 m.s</text:span><text:span text:style-name="T12">-1</text:span></text:p>
          <text:p text:style-name="P2">En tenant compte des chiffres significatifs, on obtient: v<text:span text:style-name="T2">3</text:span> = 0,63 m.s<text:span text:style-name="T10">-1</text:span></text:p>
        </text:list-item>
        <text:list-item>
          <text:p text:style-name="P2">Tracer (au crayon) le segment [M<text:span text:style-name="T2">2</text:span>M<text:span text:style-name="T2">4</text:span>]: c’est un segment parallèle à la tangente au point M<text:span text:style-name="T2">3</text:span>.</text:p>
        </text:list-item>
        <text:list-item>
          <text:p text:style-name="P2">Tracer (au crayon) la droite passant par M<text:span text:style-name="T2">3</text:span> et parallèle au segment [M<text:span text:style-name="T2">2</text:span>M<text:span text:style-name="T2">4</text:span>]: c’est la tangente à la courbe au point M<text:span text:style-name="T2">3</text:span>.</text:p>
        </text:list-item>
        <text:list-item>
          <text:p text:style-name="P2">Choisir une échelle des vitesses de façon à pouvoir tracer des vecteurs longs d’environ 5 cm (ou plus) puis convertir la valeur de v<text:span text:style-name="T2">3 </text:span>: en choisissant l’échelle des vitesses 1 cm pour 0,1 m.s<text:span text:style-name="T10">-1</text:span><text:span text:style-name="T25">, le vecteur vitesse mesurera </text:span>6,3 cm</text:p>
        </text:list-item>
        <text:list-item>
          <text:p text:style-name="P2"><text:span text:style-name="T24">Tracer le vecteur</text:span><text:span text:style-name="T24"><draw:frame draw:style-name="fr1" draw:name="Object7" text:anchor-type="as-char" svg:width="0.524cm" svg:height="0.446cm" draw:z-index="5"><draw:object xlink:href="./Object 7" xlink:type="simple" xlink:show="embed" xlink:actuate="onLoad"/><draw:image xlink:href="./ObjectReplacements/Object 7" xlink:type="simple" xlink:show="embed" xlink:actuate="onLoad"/></draw:frame></text:span>sur la tangente à la courbe au point M<text:span text:style-name="T2">3</text:span> en partant de M<text:span text:style-name="T2">3</text:span> et dans le sens du mouvement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’enregistrement ci-dessous présente la trajectoire du centre d’inertie G d’un système sous forme de points régulièrement espacés dans le temps. La durée entre 2 points consécutifs est notée <text:span text:style-name="T19">τ</text:span> et est constant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Object5" text:anchor-type="as-char" svg:width="7.435cm" svg:height="4.26cm" draw:z-index="7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3" draw:name="Object6" text:anchor-type="as-char" svg:width="10.98cm" svg:height="4.71cm" draw:z-index="8"><draw:object-ole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P10">Numérotons <text:span text:style-name="T24">les points dans le sens du mouvement et construisons par exemple le vecteur vitesse instantanée</text:span><text:span text:style-name="T24"><draw:frame draw:style-name="fr1" draw:name="Object10" text:anchor-type="as-char" svg:width="0.524cm" svg:height="0.46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4">sur le point M</text:span><text:span text:style-name="T4">3</text:span></text:p>
      <text:p text:style-name="P10"><text:span text:style-name="T4"/></text:p>
      <text:list text:style-name="L2">
        <text:list-item text:start-value="1">
          <text:p text:style-name="P11"><text:span text:style-name="T24">Mesurer les distances d(M</text:span><text:span text:style-name="T4">2</text:span><text:span text:style-name="T24">M</text:span><text:span text:style-name="T4">3</text:span><text:span text:style-name="T24">) et d(M</text:span><text:span text:style-name="T4">3</text:span><text:span text:style-name="T24">M</text:span><text:span text:style-name="T4">4</text:span><text:span text:style-name="T24">) (à la règle) puis les convertir en mètre en respectant l’éche</text:span>lle des distances:</text:p>
        </text:list-item>
      </text:list>
      <text:list text:style-name="L7">
        <text:list-item>
          <text:list>
            <text:list-item>
              <text:p text:style-name="P19">d(M<text:span text:style-name="T2">2</text:span>M<text:span text:style-name="T2">3</text:span>) = 0,95 cm avec l’échelle ¼ : d(M<text:span text:style-name="T2">2</text:span>M<text:span text:style-name="T2">3</text:span>) = 0,95.10<text:span text:style-name="T10">-2</text:span> x 4 = 3,8.10<text:span text:style-name="T10">-2</text:span> m</text:p>
            </text:list-item>
            <text:list-item>
              <text:p text:style-name="P19">d(M<text:span text:style-name="T2">3</text:span>M<text:span text:style-name="T2">4</text:span>) = 0,95 cm avec l’échelle ¼ : d(M<text:span text:style-name="T2">3</text:span>M<text:span text:style-name="T2">4</text:span>) = 3,8.10<text:span text:style-name="T10">-2</text:span> m</text:p>
            </text:list-item>
          </text:list>
        </text:list-item>
      </text:list>
      <text:list text:style-name="L2" text:continue-numbering="true">
        <text:list-item>
          <text:p text:style-name="P11">Calculer la <text:span text:style-name="T24">valeur de la vitesse: v</text:span><text:span text:style-name="T4">3</text:span><text:span text:style-name="T24"> =</text:span><text:span text:style-name="T1"><draw:frame draw:style-name="fr1" draw:name="Object11" text:anchor-type="as-char" svg:width="3.558cm" svg:height="0.935cm" draw:z-index="10"><draw:object xlink:href="./Object 11" xlink:type="simple" xlink:show="embed" xlink:actuate="onLoad"/><draw:image xlink:href="./ObjectReplacements/Object 11" xlink:type="simple" xlink:show="embed" xlink:actuate="onLoad"/></draw:frame></text:span>=<draw:frame draw:style-name="fr1" draw:name="Object12" text:anchor-type="as-char" svg:width="3.302cm" svg:height="0.935cm" draw:z-index="11"><draw:object xlink:href="./Object 12" xlink:type="simple" xlink:show="embed" xlink:actuate="onLoad"/><draw:image xlink:href="./ObjectReplacements/Object 12" xlink:type="simple" xlink:show="embed" xlink:actuate="onLoad"/></draw:frame>= <text:s/><text:span text:style-name="T27">0,633 m.s</text:span><text:span text:style-name="T12">-1</text:span></text:p>
          <text:p text:style-name="P2">En tenant compte des chiffres significatifs, on obtient: v<text:span text:style-name="T2">3</text:span> = 0,63 m.s<text:span text:style-name="T10">-1</text:span></text:p>
        </text:list-item>
        <text:list-item>
          <text:p text:style-name="P2">Tracer (au crayon) le segment [M<text:span text:style-name="T2">2</text:span>M<text:span text:style-name="T2">4</text:span>]: c’est un segment parallèle à la tangente au point M<text:span text:style-name="T2">3</text:span>.</text:p>
        </text:list-item>
        <text:list-item>
          <text:p text:style-name="P2">Tracer (au crayon) la droite passant par M<text:span text:style-name="T2">3</text:span> et parallèle au segment [M<text:span text:style-name="T2">2</text:span>M<text:span text:style-name="T2">4</text:span>]: c’est la tangente à la courbe au point M<text:span text:style-name="T2">3</text:span>.</text:p>
        </text:list-item>
        <text:list-item>
          <text:p text:style-name="P2">Choisir une échelle des vitesses de façon à pouvoir tracer des vecteurs longs d’environ 5 cm (ou plus) puis convertir la valeur de v<text:span text:style-name="T2">3 </text:span>: en choisissant l’échelle des vitesses 1 cm pour 0,1 m.s<text:span text:style-name="T10">-1</text:span><text:span text:style-name="T25">, le vecteur vitesse mesurera </text:span>6,3 cm</text:p>
        </text:list-item>
        <text:list-item>
          <text:p text:style-name="P2"><text:span text:style-name="T24">Tracer le vecteur</text:span><text:span text:style-name="T24"><draw:frame draw:style-name="fr1" draw:name="Object4" text:anchor-type="as-char" svg:width="0.524cm" svg:height="0.446cm" draw:z-index="6"><draw:object xlink:href="./Object 5" xlink:type="simple" xlink:show="embed" xlink:actuate="onLoad"/><draw:image xlink:href="./ObjectReplacements/Object 5" xlink:type="simple" xlink:show="embed" xlink:actuate="onLoad"/></draw:frame></text:span>sur la tangente à la courbe au point M<text:span text:style-name="T2">3</text:span> en partant de M<text:span text:style-name="T2">3</text:span> et dans le sens du mouv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Special G2" svg:font-family="'Times New Roman Special G2', 'Wingdings 2'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0pt" fo:font-style="normal" fo:font-weight="normal" style:font-size-asian="10pt" style:font-style-asian="normal" style:font-weight-asian="norma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fo:font-size="10pt" fo:font-style="normal" fo:font-weight="normal" style:font-size-asian="10pt" style:font-style-asian="normal" style:font-weight-asian="norm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fo:font-size="12pt" fo:font-style="normal" fo:font-weight="normal" style:font-size-asian="12pt" style:font-style-asian="normal" style:font-weight-asian="norma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fo:font-style="normal" fo:font-weight="normal" style:font-size-asian="10pt" style:font-style-asian="normal" style:font-weight-asian="normal"/>
    </style:style>
    <style:style style:name="WW8Num5z1" style:family="text">
      <style:text-properties style:font-name="Wingdings" fo:font-size="12pt" fo:font-style="normal" fo:font-weight="normal" style:font-size-asian="12pt" style:font-style-asian="normal" style:font-weight-asian="normal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2.523cm" text:min-label-width="0.499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space-before="2.522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2.523cm" text:min-label-width="0.499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space-before="2.522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Bullet_20_Symbols" style:num-suffix="." text:bullet-char="">
        <style:list-level-properties text:space-before="0.169cm" text:min-label-width="0.45cm"/>
        <style:text-properties style:font-name="StarSymbol1"/>
      </text:list-level-style-bullet>
      <text:list-level-style-bullet text:level="2" text:style-name="WW8Num5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3" text:style-name="WW8Num5z0" style:num-suffix="." text:bullet-char="">
        <style:list-level-properties text:space-before="3.175cm" text:min-label-width="0.499cm"/>
        <style:text-properties style:font-name="Symbol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3cm" fo:margin-right="0.8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But du T</dc:title>
    <meta:initial-creator>OK</meta:initial-creator>
    <meta:creation-date>2008-09-19T07:20:00</meta:creation-date>
    <dc:date>2008-09-19T08:24:02</dc:date>
    <meta:print-date>2008-09-19T08:22:33</meta:print-date>
    <meta:editing-cycles>14</meta:editing-cycles>
    <meta:editing-duration>PT1H4M1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12" meta:page-count="1" meta:paragraph-count="26" meta:word-count="446" meta:character-count="2506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3</math:mn>
      </math:msub>
      <math:mo math:stretchy="false">→</math:mo>
    </math:mover>
    <math:annotation math:encoding="StarMath 5.0">vec{v_3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row>
        <math:mi math:fontstyle="normal">d</math:mi>
        <math:mrow>
          <math:mo math:stretchy="false">(</math:mo>
          <math:mrow>
            <math:msub>
              <math:mi math:fontstyle="normal">M</math:mi>
              <math:mn>2</math:mn>
            </math:msub>
            <math:msub>
              <math:mi math:fontstyle="normal">M</math:mi>
              <math:mn>3</math:mn>
            </math:msub>
          </math:mrow>
          <math:mo math:stretchy="false">)</math:mo>
        </math:mrow>
        <math:mrow>
          <math:mi/>
          <math:mo math:stretchy="false">+</math:mo>
          <math:mi/>
        </math:mrow>
        <math:mi math:fontstyle="normal">d</math:mi>
        <math:mrow>
          <math:mo math:stretchy="false">(</math:mo>
          <math:mrow>
            <math:msub>
              <math:mi math:fontstyle="normal">M</math:mi>
              <math:mn>3</math:mn>
            </math:msub>
            <math:msub>
              <math:mi math:fontstyle="normal">M</math:mi>
              <math:mn>4</math:mn>
            </math:msub>
          </math:mrow>
          <math:mo math:stretchy="false">)</math:mo>
        </math:mrow>
      </math:mrow>
      <math:mrow>
        <math:mn>2</math:mn>
        <math:mo math:stretchy="false">τ</math:mo>
      </math:mrow>
    </math:mfrac>
    <math:annotation math:encoding="StarMath 5.0">{d({M_2}{M_3})`+`d({M_3}{M_4})} over {2%tau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n>3,8</math:mn>
        <math:msup>
          <math:mn>.10</math:mn>
          <math:mrow>
            <math:mo math:stretchy="false">−</math:mo>
            <math:mn>2</math:mn>
          </math:mrow>
        </math:msup>
        <math:mrow>
          <math:mi/>
          <math:mo math:stretchy="false">+</math:mo>
          <math:mi/>
        </math:mrow>
        <math:mn>3,8</math:mn>
        <math:msup>
          <math:mn>.10</math:mn>
          <math:mrow>
            <math:mo math:stretchy="false">−</math:mo>
            <math:mn>2</math:mn>
          </math:mrow>
        </math:msup>
      </math:mrow>
      <math:mrow>
        <math:mn>2</math:mn>
        <math:mi/>
        <math:mi math:fontstyle="normal">x</math:mi>
        <math:mi/>
        <math:msup>
          <math:mn>60.10</math:mn>
          <math:mn>3</math:mn>
        </math:msup>
      </math:mrow>
    </math:mfrac>
    <math:annotation math:encoding="StarMath 5.0">{3,8.10^{-2}`+`3,8.10^{-2}} over {2`x`60.10^{3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3</math:mn>
      </math:msub>
      <math:mo math:stretchy="false">→</math:mo>
    </math:mover>
    <math:annotation math:encoding="StarMath 5.0">vec{v_3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n>3,8</math:mn>
        <math:msup>
          <math:mn>.10</math:mn>
          <math:mrow>
            <math:mo math:stretchy="false">−</math:mo>
            <math:mn>2</math:mn>
          </math:mrow>
        </math:msup>
        <math:mrow>
          <math:mi/>
          <math:mo math:stretchy="false">+</math:mo>
          <math:mi/>
        </math:mrow>
        <math:mn>3,8</math:mn>
        <math:msup>
          <math:mn>.10</math:mn>
          <math:mrow>
            <math:mo math:stretchy="false">−</math:mo>
            <math:mn>2</math:mn>
          </math:mrow>
        </math:msup>
      </math:mrow>
      <math:mrow>
        <math:mn>2</math:mn>
        <math:mi/>
        <math:mi math:fontstyle="normal">x</math:mi>
        <math:mi/>
        <math:msup>
          <math:mn>60.10</math:mn>
          <math:mn>3</math:mn>
        </math:msup>
      </math:mrow>
    </math:mfrac>
    <math:annotation math:encoding="StarMath 5.0">{3,8.10^{-2}`+`3,8.10^{-2}} over {2`x`60.10^{3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3</math:mn>
      </math:msub>
      <math:mo math:stretchy="false">→</math:mo>
    </math:mover>
    <math:annotation math:encoding="StarMath 5.0">vec{v_3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3</math:mn>
      </math:msub>
      <math:mo math:stretchy="false">→</math:mo>
    </math:mover>
    <math:annotation math:encoding="StarMath 5.0">vec{v_3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row>
        <math:mi math:fontstyle="normal">d</math:mi>
        <math:mrow>
          <math:mo math:stretchy="false">(</math:mo>
          <math:mrow>
            <math:msub>
              <math:mi math:fontstyle="normal">M</math:mi>
              <math:mn>2</math:mn>
            </math:msub>
            <math:msub>
              <math:mi math:fontstyle="normal">M</math:mi>
              <math:mn>3</math:mn>
            </math:msub>
          </math:mrow>
          <math:mo math:stretchy="false">)</math:mo>
        </math:mrow>
        <math:mrow>
          <math:mi/>
          <math:mo math:stretchy="false">+</math:mo>
          <math:mi/>
        </math:mrow>
        <math:mi math:fontstyle="normal">d</math:mi>
        <math:mrow>
          <math:mo math:stretchy="false">(</math:mo>
          <math:mrow>
            <math:msub>
              <math:mi math:fontstyle="normal">M</math:mi>
              <math:mn>3</math:mn>
            </math:msub>
            <math:msub>
              <math:mi math:fontstyle="normal">M</math:mi>
              <math:mn>4</math:mn>
            </math:msub>
          </math:mrow>
          <math:mo math:stretchy="false">)</math:mo>
        </math:mrow>
      </math:mrow>
      <math:mrow>
        <math:mn>2</math:mn>
        <math:mo math:stretchy="false">τ</math:mo>
      </math:mrow>
    </math:mfrac>
    <math:annotation math:encoding="StarMath 5.0">{d({M_2}{M_3})`+`d({M_3}{M_4})} over {2%tau}</math:annotation>
  </math:semantics>
</math:math>
</file>